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e08008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808080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38cm" draw:marker-end-width="0.38cm" draw:fill-color="#e6e64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25cm" svg:height="0.5cm" svg:x="0.5cm" svg:y="1.5cm">
          <text:p/>
        </draw:rect>
        <draw:rect draw:style-name="gr1" draw:text-style-name="P1" draw:layer="layout" svg:width="4.5cm" svg:height="0.5cm" svg:x="2.25cm" svg:y="1.5cm">
          <text:p/>
        </draw:rect>
        <draw:rect draw:style-name="gr1" draw:text-style-name="P1" draw:layer="layout" svg:width="1.25cm" svg:height="0.5cm" svg:x="7.25cm" svg:y="1.5cm">
          <text:p/>
        </draw:rect>
        <draw:path draw:style-name="gr2" draw:text-style-name="P1" draw:layer="layout" svg:width="0.999cm" svg:height="0.499cm" svg:x="1.5cm" svg:y="2cm" svg:viewBox="0 0 1000 500" svg:d="m433 250c-46-80-103-137-183-183-80-46-158-67-250-67h1000c-92 0-170 21-250 67-80 46-137 103-183 183-46 80-67 158-67 250 0-92-21-170-67-250z">
          <text:p/>
        </draw:path>
        <draw:path draw:style-name="gr2" draw:text-style-name="P1" draw:layer="layout" svg:width="-0.999cm" svg:height="-0.499cm" svg:x="2.5cm" svg:y="1.5cm" svg:viewBox="0 0 -1000 -500" svg:d="m567 250c46-80 103-137 183-183 80-46 158-67 250-67h-1000c92 0 170 21 250 67 80 46 137 103 183 183 46 80 67 158 67 250 0-92 21-170 67-250z">
          <text:p/>
        </draw:path>
        <draw:path draw:style-name="gr2" draw:text-style-name="P1" draw:layer="layout" svg:width="-0.999cm" svg:height="-0.499cm" svg:x="7.5cm" svg:y="1.5cm" svg:viewBox="0 0 -1000 -500" svg:d="m567 250c46-80 103-137 183-183 80-46 158-67 250-67h-1000c92 0 170 21 250 67 80 46 137 103 183 183 46 80 67 158 67 250 0-92 21-170 67-250z">
          <text:p/>
        </draw:path>
        <draw:path draw:style-name="gr2" draw:text-style-name="P1" draw:layer="layout" svg:width="0.999cm" svg:height="0.499cm" svg:x="6.5cm" svg:y="2cm" svg:viewBox="0 0 1000 500" svg:d="m433 250c-46-80-103-137-183-183-80-46-158-67-250-67h1000c-92 0-170 21-250 67-80 46-137 103-183 183-46 80-67 158-67 250 0-92-21-170-67-250z">
          <text:p/>
        </draw:path>
        <draw:g>
          <draw:rect draw:style-name="gr3" draw:text-style-name="P1" draw:layer="layout" svg:width="0.5cm" svg:height="0.5cm" svg:x="6.75cm" svg:y="1.5cm">
            <text:p/>
          </draw:rect>
          <draw:polyline draw:style-name="gr4" draw:text-style-name="P1" draw:layer="layout" svg:width="0.249cm" svg:height="0.499cm" svg:x="6.5cm" svg:y="1.5cm" svg:viewBox="0 0 250 500" draw:points="0,0 250,0 250,500 0,500">
            <text:p/>
          </draw:polyline>
          <draw:polyline draw:style-name="gr4" draw:text-style-name="P1" draw:layer="layout" svg:width="0.249cm" svg:height="0.499cm" svg:x="7.25cm" svg:y="1.5cm" svg:viewBox="0 0 250 500" draw:points="250,0 0,0 0,500 250,500">
            <text:p/>
          </draw:polyline>
        </draw:g>
        <draw:g>
          <draw:rect draw:style-name="gr3" draw:text-style-name="P1" draw:layer="layout" svg:width="0.5cm" svg:height="0.5cm" svg:x="1.75cm" svg:y="1.5cm">
            <text:p/>
          </draw:rect>
          <draw:polyline draw:style-name="gr4" draw:text-style-name="P1" draw:layer="layout" svg:width="0.249cm" svg:height="0.499cm" svg:x="1.5cm" svg:y="1.5cm" svg:viewBox="0 0 250 500" draw:points="0,0 250,0 250,500 0,500">
            <text:p/>
          </draw:polyline>
          <draw:polyline draw:style-name="gr4" draw:text-style-name="P1" draw:layer="layout" svg:width="0.249cm" svg:height="0.499cm" svg:x="2.25cm" svg:y="1.5cm" svg:viewBox="0 0 250 500" draw:points="250,0 0,0 0,500 250,500">
            <text:p/>
          </draw:polyline>
        </draw:g>
        <draw:polyline draw:style-name="gr5" draw:text-style-name="P1" draw:layer="layout" svg:width="0.999cm" svg:height="1.749cm" draw:transform="rotate (-3.1415926535892) translate (3.00000000000312cm 2.49999999999822cm)" svg:viewBox="0 0 1000 1750" draw:points="0,1750 750,1750 1000,1500 1000,0">
          <text:p/>
        </draw:polyline>
        <draw:polyline draw:style-name="gr5" draw:text-style-name="P1" draw:layer="layout" svg:width="0.999cm" svg:height="1.749cm" draw:transform="rotate (3.1415926535892) translate (7.00000000000089cm 2.5cm)" svg:viewBox="0 0 1000 1750" draw:points="1000,1750 250,1750 0,1500 0,0">
          <text:p/>
        </draw:polyline>
        <draw:g>
          <draw:polygon draw:style-name="gr6" draw:text-style-name="P1" draw:layer="layout" svg:width="2.999cm" svg:height="0.999cm" svg:x="3cm" svg:y="0.25cm" svg:viewBox="0 0 3000 1000" draw:points="0,125 125,0 625,0 750,125 2250,125 2375,0 2875,0 3000,125 3000,875 2875,1000 2375,1000 2250,875 750,875 625,1000 125,1000 0,875">
            <text:p/>
          </draw:polygon>
          <draw:line draw:style-name="gr7" draw:text-style-name="P1" draw:layer="layout" svg:x1="5cm" svg:y1="0.375cm" svg:x2="5cm" svg:y2="1.125cm">
            <text:p/>
          </draw:line>
          <draw:line draw:style-name="gr7" draw:text-style-name="P1" draw:layer="layout" svg:x1="4.5cm" svg:y1="0.375cm" svg:x2="4.5cm" svg:y2="1.125cm">
            <text:p/>
          </draw:line>
          <draw:line draw:style-name="gr7" draw:text-style-name="P1" draw:layer="layout" svg:x1="4.25cm" svg:y1="0.375cm" svg:x2="4.25cm" svg:y2="1.125cm">
            <text:p/>
          </draw:line>
          <draw:line draw:style-name="gr7" draw:text-style-name="P1" draw:layer="layout" svg:x1="4cm" svg:y1="0.375cm" svg:x2="4cm" svg:y2="1.1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01:23:11.60</dc:date>
    <meta:editing-duration>PT11M28S</meta:editing-duration>
    <meta:editing-cycles>11</meta:editing-cycles>
    <meta:generator>OpenOffice.org/3.3$Win32 OpenOffice.org_project/330m20$Build-9567</meta:generator>
    <meta:document-statistic meta:object-count="23"/>
  </office:meta>
</office:document-meta>
</file>